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7596" officeooo:paragraph-rsid="00107596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officeooo:rsid="0013497f" officeooo:paragraph-rsid="0013497f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7596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3</text:span></text:p>
      <text:p text:style-name="P3"/>
      <text:p text:style-name="P2">Gerealiseerd vorige week:</text:p>
      <text:p text:style-name="P3"/>
      <text:p text:style-name="P3"/>
      <text:p text:style-name="P4">– Maken mailer applicatie</text:p>
      <text:p text:style-name="P4"><text:tab/>→ Mail kan worden verstuurd bij activiteit op de bus</text:p>
      <text:p text:style-name="P3"/>
      <text:p text:style-name="P8">– Maken poster</text:p>
      <text:p text:style-name="P3"/>
      <text:p text:style-name="P3"/>
      <text:p text:style-name="P7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6-08T11:22:41.920747710</dc:date>
    <meta:editing-duration>PT19M17S</meta:editing-duration>
    <meta:generator>LibreOffice/5.3.3.2$Linux_X86_64 LibreOffice_project/30m0$Build-2</meta:generator>
    <meta:document-statistic meta:table-count="0" meta:image-count="2" meta:object-count="0" meta:page-count="2" meta:paragraph-count="18" meta:word-count="57" meta:character-count="478" meta:non-whitespace-character-count="426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